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Функционално програмиране</text:p>
            <text:p/>
            <text:p>Подготовка за държавен изпит</text:p>
            <text:p/>
            <text:p><text:span text:style-name="T1">Лектор: Симеон Христов</text:span></text:p>
            <text:p><text:span text:style-name="T1">Дата: 24.05.2023 г, 12:00 ч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7T20:30:42.038392809</meta:creation-date>
    <dc:date>2023-05-17T20:31:56.971199295</dc:date>
    <meta:editing-duration>PT1M18S</meta:editing-duration>
    <meta:editing-cycles>1</meta:editing-cycles>
    <meta:document-statistic meta:object-count="24"/>
    <meta:generator>LibreOffice/7.3.7.2$Linux_X86_64 LibreOffice_project/30$Build-2</meta:generator>
  </office:meta>
</office:document-meta>
</file>